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un sistema de comunicación entre los componentes de la aplicación</text:p>
        </text:list-item>
        <text:list-item>
          <text:p text:style-name="P10">Convertir las acciones que realiza el usuario a XML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<text:span text:style-name="T1">rear un sistema de comunicación entre los componentes de la aplicación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nvertir las acciones que realiza el usuario a XML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6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18:50</meta:creation-date>
    <dc:creator>David Cuadrado</dc:creator>
    <dc:date>2007-02-06T16:49:01</dc:date>
    <dc:language>es-CO</dc:language>
    <meta:editing-cycles>17</meta:editing-cycles>
    <meta:editing-duration>PT30M12S</meta:editing-duration>
    <meta:template xlink:type="simple" xlink:actuate="onRequest" xlink:role="template" xlink:href="../../../../.ooo-2.0/user/template/ktoon_plan_de_iteracion.ott" xlink:title="ktoon_plan_de_iteracion" meta:date="2007-02-06T16:18:49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8" meta:word-count="91" meta:character-count="582"/>
  </office:meta>
</office:document-meta>
</file>